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LTextStyleCollection.cpp:</text:p>
      <text:p text:style-name="Standard"/>
      <text:p text:style-name="Standard">ZLTextStyleReader::startElementHandler</text:p>
      <text:p text:style-name="Standard"/>
      <text:p text:style-name="Standard">const char *hyperlink = attributeValue(attributes, "hyperlink"); </text:p>
      <text:p text:style-name="Standard"><text:s text:c="24"/>if (hyperlink != 0) { </text:p>
      <text:p text:style-name="Standard"><text:s text:c="32"/>decoration-&gt;setColorStyle(hyperlink); </text:p>
      <text:p text:style-name="Standard"><text:s text:c="24"/>} </text:p>
      <text:p text:style-name="Standard"/>
      <text:p text:style-name="Standard"/>
      <text:p text:style-name="Standard">bool ZLTextView::onStylusMove(int x, int y) {</text:p>
      <text:p text:style-name="Standard"><text:s text:c="8"/>if (!myModel.isNull()) {</text:p>
      <text:p text:style-name="Standard"><text:s text:c="16"/>if (myModel-&gt;kind() == ZLTextModel::TREE_MODEL) {</text:p>
      <text:p text:style-name="Standard"><text:s text:c="24"/>ZLTextTreeNodeMap::const_iterator it =</text:p>
      <text:p text:style-name="Standard"><text:s text:c="32"/>std::find_if(myTreeNodeMap.begin(), myTreeNodeMap.end(), ZLTextTreeNodeArea::RangeChecker(x, y));</text:p>
      <text:p text:style-name="Standard"><text:s text:c="24"/>if (it != myTreeNodeMap.end()) {</text:p>
      <text:p text:style-name="Standard"><text:s text:c="32"/>ZLApplication::Instance().setHyperlinkCursor(true);</text:p>
      <text:p text:style-name="Standard"><text:s text:c="32"/>return true;</text:p>
      <text:p text:style-name="Standard"><text:s text:c="24"/>}</text:p>
      <text:p text:style-name="Standard"><text:s text:c="16"/>}</text:p>
      <text:p text:style-name="Standard"><text:s text:c="16"/>ZLApplication::Instance().setHyperlinkCursor(false);</text:p>
      <text:p text:style-name="Standard"><text:s text:c="8"/>}</text:p>
      <text:p text:style-name="Standard"><text:s text:c="8"/>return false;</text:p>
      <text:p text:style-name="Standard">}</text:p>
      <text:p text:style-name="Standard"/>
      <text:p text:style-name="Standard"/>
      <text:p text:style-name="Standard">void ZLTextModel::addHyperlinkControl(ZLTextKind textKind, const std::string &amp;label, const std::string &amp;hyperlinkType) {</text:p>
      <text:p text:style-name="Standard"><text:s text:c="8"/>myLastEntryStart = myAllocator.allocate(label.length() + hyperlinkType.length() + 4);</text:p>
      <text:p text:style-name="Standard"><text:s text:c="8"/>*myLastEntryStart = ZLTextParagraphEntry::HYPERLINK_CONTROL_ENTRY;</text:p>
      <text:p text:style-name="Standard"><text:s text:c="8"/>*(myLastEntryStart + 1) = textKind;</text:p>
      <text:p text:style-name="Standard"><text:s text:c="8"/>memcpy(myLastEntryStart + 2, label.data(), label.length());</text:p>
      <text:p text:style-name="Standard"><text:s text:c="8"/>*(myLastEntryStart + label.length() + 2) = '\0';</text:p>
      <text:p text:style-name="Standard"><text:s text:c="8"/>memcpy(myLastEntryStart + label.length() + 3, hyperlinkType.data(), hyperlinkType.length());</text:p>
      <text:p text:style-name="Standard"><text:s text:c="8"/>*(myLastEntryStart + label.length() + hyperlinkType.length() + 3) = '\0';</text:p>
      <text:p text:style-name="Standard">#ifdef ZLS_OPT</text:p>
      <text:p text:style-name="Standard"><text:s text:c="8"/>currentParagraphList.back()-&gt;addEntry(myLastEntryStart);</text:p>
      <text:p text:style-name="Standard">#else</text:p>
      <text:p text:style-name="Standard"><text:s text:c="8"/>myParagraphs.back()-&gt;addEntry(myLastEntryStart);</text:p>
      <text:p text:style-name="Standard"><text:soft-page-break/>#endif</text:p>
      <text:p text:style-name="Standard">}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03T20:28:58</meta:creation-date>
    <dc:date>2010-12-03T20:35:56</dc:date>
    <meta:editing-duration>PT00H03M52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2" meta:paragraph-count="34" meta:word-count="111" meta:character-count="1736"/>
  </office:meta>
</office:document-meta>
</file>